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ano" table:style-name="ce1">
            <text:p>ano</text:p>
          </table:table-cell>
          <table:table-cell office:value-type="string" office:value="Descrição Contas" table:style-name="ce1">
            <text:p>Descrição Contas</text:p>
          </table:table-cell>
          <table:table-cell office:value-type="string" office:value="alta - importado" table:style-name="ce1">
            <text:p>alta - importado</text:p>
          </table:table-cell>
          <table:table-cell office:value-type="string" office:value="alta - interno" table:style-name="ce1">
            <text:p>alta - interno</text:p>
          </table:table-cell>
          <table:table-cell office:value-type="string" office:value="baixa - importado" table:style-name="ce1">
            <text:p>baixa - importado</text:p>
          </table:table-cell>
          <table:table-cell office:value-type="string" office:value="baixa - interno" table:style-name="ce1">
            <text:p>baixa - interno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Abate e preparação de produtos de carne" table:style-name="ce1">
            <text:p>Abate e preparação de produtos de carne</text:p>
          </table:table-cell>
          <table:table-cell office:value-type="float" office:value="27603762.4788266" table:style-name="ce1">
            <text:p>27603762.4788266</text:p>
          </table:table-cell>
          <table:table-cell office:value-type="float" office:value="509831045.045038" table:style-name="ce1">
            <text:p>509831045.045038</text:p>
          </table:table-cell>
          <table:table-cell office:value-type="float" office:value="55998734.9483008" table:style-name="ce1">
            <text:p>55998734.9483008</text:p>
          </table:table-cell>
          <table:table-cell office:value-type="float" office:value="1034275439.1468" table:style-name="ce1">
            <text:p>1034275439.1468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Álcool" table:style-name="ce1">
            <text:p>Álcool</text:p>
          </table:table-cell>
          <table:table-cell office:value-type="float" office:value="8023330.86532903" table:style-name="ce1">
            <text:p>8023330.86532903</text:p>
          </table:table-cell>
          <table:table-cell office:value-type="float" office:value="134552575.414071" table:style-name="ce1">
            <text:p>134552575.414071</text:p>
          </table:table-cell>
          <table:table-cell office:value-type="float" office:value="6793714.20450301" table:style-name="ce1">
            <text:p>6793714.20450301</text:p>
          </table:table-cell>
          <table:table-cell office:value-type="float" office:value="113931702.205272" table:style-name="ce1">
            <text:p>113931702.205272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Aparelhos/instrumentos médico-hospitalar, medida e óptico" table:style-name="ce1">
            <text:p>Aparelhos/instrumentos médico-hospitalar, medida e óptico</text:p>
          </table:table-cell>
          <table:table-cell office:value-type="float" office:value="59316569.1996722" table:style-name="ce1">
            <text:p>59316569.1996722</text:p>
          </table:table-cell>
          <table:table-cell office:value-type="float" office:value="413665341.867772" table:style-name="ce1">
            <text:p>413665341.867772</text:p>
          </table:table-cell>
          <table:table-cell office:value-type="float" office:value="45488005.9822108" table:style-name="ce1">
            <text:p>45488005.9822108</text:p>
          </table:table-cell>
          <table:table-cell office:value-type="float" office:value="317226903.02895" table:style-name="ce1">
            <text:p>317226903.02895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Artigos de borracha" table:style-name="ce1">
            <text:p>Artigos de borracha</text:p>
          </table:table-cell>
          <table:table-cell office:value-type="float" office:value="11703002.6365034" table:style-name="ce1">
            <text:p>11703002.6365034</text:p>
          </table:table-cell>
          <table:table-cell office:value-type="float" office:value="85254808.4011549" table:style-name="ce1">
            <text:p>85254808.4011549</text:p>
          </table:table-cell>
          <table:table-cell office:value-type="float" office:value="9655707.69527535" table:style-name="ce1">
            <text:p>9655707.69527535</text:p>
          </table:table-cell>
          <table:table-cell office:value-type="float" office:value="70340538.6725783" table:style-name="ce1">
            <text:p>70340538.6725783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Artigos de plástico" table:style-name="ce1">
            <text:p>Artigos de plástico</text:p>
          </table:table-cell>
          <table:table-cell office:value-type="float" office:value="3546234.62402111" table:style-name="ce1">
            <text:p>3546234.62402111</text:p>
          </table:table-cell>
          <table:table-cell office:value-type="float" office:value="25833844.7667641" table:style-name="ce1">
            <text:p>25833844.7667641</text:p>
          </table:table-cell>
          <table:table-cell office:value-type="float" office:value="4092992.88176482" table:style-name="ce1">
            <text:p>4092992.88176482</text:p>
          </table:table-cell>
          <table:table-cell office:value-type="float" office:value="29816905.5207875" table:style-name="ce1">
            <text:p>29816905.5207875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Artigos do vestuário e acessórios" table:style-name="ce1">
            <text:p>Artigos do vestuário e acessórios</text:p>
          </table:table-cell>
          <table:table-cell office:value-type="float" office:value="32498161.435496" table:style-name="ce1">
            <text:p>32498161.435496</text:p>
          </table:table-cell>
          <table:table-cell office:value-type="float" office:value="1112380883.69888" table:style-name="ce1">
            <text:p>1112380883.69888</text:p>
          </table:table-cell>
          <table:table-cell office:value-type="float" office:value="37469716.8944633" table:style-name="ce1">
            <text:p>37469716.8944633</text:p>
          </table:table-cell>
          <table:table-cell office:value-type="float" office:value="1282552456.81328" table:style-name="ce1">
            <text:p>1282552456.81328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Automóveis, camionetas e utilitários" table:style-name="ce1">
            <text:p>Automóveis, camionetas e utilitários</text:p>
          </table:table-cell>
          <table:table-cell office:value-type="float" office:value="129705073.006741" table:style-name="ce1">
            <text:p>129705073.006741</text:p>
          </table:table-cell>
          <table:table-cell office:value-type="float" office:value="3413195222.92841" table:style-name="ce1">
            <text:p>3413195222.92841</text:p>
          </table:table-cell>
          <table:table-cell office:value-type="float" office:value="38446577.2024192" table:style-name="ce1">
            <text:p>38446577.2024192</text:p>
          </table:table-cell>
          <table:table-cell office:value-type="float" office:value="1011723524.78785" table:style-name="ce1">
            <text:p>1011723524.78785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Beneficiamento de algodão e de outros têxt e fiação" table:style-name="ce1">
            <text:p>Beneficiamento de algodão e de outros têxt e fiação</text:p>
          </table:table-cell>
          <table:table-cell office:value-type="float" office:value="19827.1963393562" table:style-name="ce1">
            <text:p>19827.1963393562</text:p>
          </table:table-cell>
          <table:table-cell office:value-type="float" office:value="678665.906347376" table:style-name="ce1">
            <text:p>678665.906347376</text:p>
          </table:table-cell>
          <table:table-cell office:value-type="float" office:value="16546.804593515" table:style-name="ce1">
            <text:p>16546.804593515</text:p>
          </table:table-cell>
          <table:table-cell office:value-type="float" office:value="566381.244448575" table:style-name="ce1">
            <text:p>566381.244448575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Carne de aves fresca, refrigerada ou congelada" table:style-name="ce1">
            <text:p>Carne de aves fresca, refrigerada ou congelada</text:p>
          </table:table-cell>
          <table:table-cell office:value-type="float" office:value="9406156.78757011" table:style-name="ce1">
            <text:p>9406156.78757011</text:p>
          </table:table-cell>
          <table:table-cell office:value-type="float" office:value="173728155.665111" table:style-name="ce1">
            <text:p>173728155.665111</text:p>
          </table:table-cell>
          <table:table-cell office:value-type="float" office:value="20364913.8872622" table:style-name="ce1">
            <text:p>20364913.8872622</text:p>
          </table:table-cell>
          <table:table-cell office:value-type="float" office:value="376132251.44069" table:style-name="ce1">
            <text:p>376132251.44069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Carne de suíno fresca, refrigerada ou congelada" table:style-name="ce1">
            <text:p>Carne de suíno fresca, refrigerada ou congelada</text:p>
          </table:table-cell>
          <table:table-cell office:value-type="float" office:value="2564802.28534571" table:style-name="ce1">
            <text:p>2564802.28534571</text:p>
          </table:table-cell>
          <table:table-cell office:value-type="float" office:value="47370927.4405875" table:style-name="ce1">
            <text:p>47370927.4405875</text:p>
          </table:table-cell>
          <table:table-cell office:value-type="float" office:value="5420795.07411822" table:style-name="ce1">
            <text:p>5420795.07411822</text:p>
          </table:table-cell>
          <table:table-cell office:value-type="float" office:value="100120033.264761" table:style-name="ce1">
            <text:p>100120033.264761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Correio" table:style-name="ce1">
            <text:p>Correio</text:p>
          </table:table-cell>
          <table:table-cell office:value-type="float" office:value="908456.964576597" table:style-name="ce1">
            <text:p>908456.964576597</text:p>
          </table:table-cell>
          <table:table-cell office:value-type="float" office:value="26089377.2210955" table:style-name="ce1">
            <text:p>26089377.2210955</text:p>
          </table:table-cell>
          <table:table-cell office:value-type="float" office:value="429179.431392709" table:style-name="ce1">
            <text:p>429179.431392709</text:p>
          </table:table-cell>
          <table:table-cell office:value-type="float" office:value="12325321.4161424" table:style-name="ce1">
            <text:p>12325321.4161424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Defensivos agrícolas" table:style-name="ce1">
            <text:p>Defensivos agrícolas</text:p>
          </table:table-cell>
          <table:table-cell office:value-type="float" office:value="1213286.0048962" table:style-name="ce1">
            <text:p>1213286.0048962</text:p>
          </table:table-cell>
          <table:table-cell office:value-type="float" office:value="4171388.75447587" table:style-name="ce1">
            <text:p>4171388.75447587</text:p>
          </table:table-cell>
          <table:table-cell office:value-type="float" office:value="1345492.31241637" table:style-name="ce1">
            <text:p>1345492.31241637</text:p>
          </table:table-cell>
          <table:table-cell office:value-type="float" office:value="4625926.18607479" table:style-name="ce1">
            <text:p>4625926.18607479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Educação mercantil" table:style-name="ce1">
            <text:p>Educação mercantil</text:p>
          </table:table-cell>
          <table:table-cell office:value-type="float" office:value="1305114.63337755" table:style-name="ce1">
            <text:p>1305114.63337755</text:p>
          </table:table-cell>
          <table:table-cell office:value-type="float" office:value="1865871490.67888" table:style-name="ce1">
            <text:p>1865871490.67888</text:p>
          </table:table-cell>
          <table:table-cell office:value-type="float" office:value="351017.899125874" table:style-name="ce1">
            <text:p>351017.899125874</text:p>
          </table:table-cell>
          <table:table-cell office:value-type="float" office:value="501836600.36206" table:style-name="ce1">
            <text:p>501836600.36206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Eletricidade e gás, água, esgoto e limpeza urbana" table:style-name="ce1">
            <text:p>Eletricidade e gás, água, esgoto e limpeza urbana</text:p>
          </table:table-cell>
          <table:table-cell office:value-type="float" office:value="892.486485875566" table:style-name="ce1">
            <text:p>892.486485875566</text:p>
          </table:table-cell>
          <table:table-cell office:value-type="float" office:value="3047332.37591046" table:style-name="ce1">
            <text:p>3047332.37591046</text:p>
          </table:table-cell>
          <table:table-cell office:value-type="float" office:value="1253.65192537196" table:style-name="ce1">
            <text:p>1253.65192537196</text:p>
          </table:table-cell>
          <table:table-cell office:value-type="float" office:value="4280506.38387043" table:style-name="ce1">
            <text:p>4280506.38387043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Eletrodomésticos" table:style-name="ce1">
            <text:p>Eletrodomésticos</text:p>
          </table:table-cell>
          <table:table-cell office:value-type="float" office:value="225872.786791499" table:style-name="ce1">
            <text:p>225872.786791499</text:p>
          </table:table-cell>
          <table:table-cell office:value-type="float" office:value="618749.878556379" table:style-name="ce1">
            <text:p>618749.878556379</text:p>
          </table:table-cell>
          <table:table-cell office:value-type="float" office:value="612308.420779834" table:style-name="ce1">
            <text:p>612308.420779834</text:p>
          </table:table-cell>
          <table:table-cell office:value-type="float" office:value="1677341.33172182" table:style-name="ce1">
            <text:p>1677341.33172182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Fabricação de calçados" table:style-name="ce1">
            <text:p>Fabricação de calçados</text:p>
          </table:table-cell>
          <table:table-cell office:value-type="float" office:value="10582634.4382687" table:style-name="ce1">
            <text:p>10582634.4382687</text:p>
          </table:table-cell>
          <table:table-cell office:value-type="float" office:value="362233422.702053" table:style-name="ce1">
            <text:p>362233422.702053</text:p>
          </table:table-cell>
          <table:table-cell office:value-type="float" office:value="13839945.0146376" table:style-name="ce1">
            <text:p>13839945.0146376</text:p>
          </table:table-cell>
          <table:table-cell office:value-type="float" office:value="473728038.316379" table:style-name="ce1">
            <text:p>473728038.316379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Fabricação outros produtos Têxteis" table:style-name="ce1">
            <text:p>Fabricação outros produtos Têxteis</text:p>
          </table:table-cell>
          <table:table-cell office:value-type="float" office:value="4784557.73209236" table:style-name="ce1">
            <text:p>4784557.73209236</text:p>
          </table:table-cell>
          <table:table-cell office:value-type="float" office:value="163770820.34924" table:style-name="ce1">
            <text:p>163770820.34924</text:p>
          </table:table-cell>
          <table:table-cell office:value-type="float" office:value="5183860.03203282" table:style-name="ce1">
            <text:p>5183860.03203282</text:p>
          </table:table-cell>
          <table:table-cell office:value-type="float" office:value="177438554.942546" table:style-name="ce1">
            <text:p>177438554.942546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FBKF" table:style-name="ce1">
            <text:p>FBKF</text:p>
          </table:table-cell>
          <table:table-cell office:value-type="float" office:value="15648754.2009185" table:style-name="ce1">
            <text:p>15648754.2009185</text:p>
          </table:table-cell>
          <table:table-cell office:value-type="float" office:value="15648754.2009185" table:style-name="ce1">
            <text:p>15648754.2009185</text:p>
          </table:table-cell>
          <table:table-cell office:value-type="float" office:value="6126507.13558491" table:style-name="ce1">
            <text:p>6126507.13558491</text:p>
          </table:table-cell>
          <table:table-cell office:value-type="float" office:value="6126507.13558491" table:style-name="ce1">
            <text:p>6126507.13558491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Gás liquefeito de petróleo" table:style-name="ce1">
            <text:p>Gás liquefeito de petróleo</text:p>
          </table:table-cell>
          <table:table-cell office:value-type="float" office:value="49736.4843485099" table:style-name="ce1">
            <text:p>49736.4843485099</text:p>
          </table:table-cell>
          <table:table-cell office:value-type="float" office:value="834089.005359643" table:style-name="ce1">
            <text:p>834089.005359643</text:p>
          </table:table-cell>
          <table:table-cell office:value-type="float" office:value="100626.154466674" table:style-name="ce1">
            <text:p>100626.154466674</text:p>
          </table:table-cell>
          <table:table-cell office:value-type="float" office:value="1687517.12533916" table:style-name="ce1">
            <text:p>1687517.12533916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Gasoálcool" table:style-name="ce1">
            <text:p>Gasoálcool</text:p>
          </table:table-cell>
          <table:table-cell office:value-type="float" office:value="109057423.797716" table:style-name="ce1">
            <text:p>109057423.797716</text:p>
          </table:table-cell>
          <table:table-cell office:value-type="float" office:value="1828910895.77479" table:style-name="ce1">
            <text:p>1828910895.77479</text:p>
          </table:table-cell>
          <table:table-cell office:value-type="float" office:value="51280774.569947" table:style-name="ce1">
            <text:p>51280774.569947</text:p>
          </table:table-cell>
          <table:table-cell office:value-type="float" office:value="859987005.824641" table:style-name="ce1">
            <text:p>859987005.824641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Intermediação financeira e seguros" table:style-name="ce1">
            <text:p>Intermediação financeira e seguros</text:p>
          </table:table-cell>
          <table:table-cell office:value-type="float" office:value="28420619.3129471" table:style-name="ce1">
            <text:p>28420619.3129471</text:p>
          </table:table-cell>
          <table:table-cell office:value-type="float" office:value="3502280777.09136" table:style-name="ce1">
            <text:p>3502280777.09136</text:p>
          </table:table-cell>
          <table:table-cell office:value-type="float" office:value="11250825.9164642" table:style-name="ce1">
            <text:p>11250825.9164642</text:p>
          </table:table-cell>
          <table:table-cell office:value-type="float" office:value="1386442388.87797" table:style-name="ce1">
            <text:p>1386442388.87797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Jornais, revistas, discos e outros produtos gravados" table:style-name="ce1">
            <text:p>Jornais, revistas, discos e outros produtos gravados</text:p>
          </table:table-cell>
          <table:table-cell office:value-type="float" office:value="7063533.26422024" table:style-name="ce1">
            <text:p>7063533.26422024</text:p>
          </table:table-cell>
          <table:table-cell office:value-type="float" office:value="368696161.755236" table:style-name="ce1">
            <text:p>368696161.755236</text:p>
          </table:table-cell>
          <table:table-cell office:value-type="float" office:value="4234311.53725273" table:style-name="ce1">
            <text:p>4234311.53725273</text:p>
          </table:table-cell>
          <table:table-cell office:value-type="float" office:value="221018908.393764" table:style-name="ce1">
            <text:p>221018908.393764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Máquinas e equipamentos, inclusive manutenção e reparos" table:style-name="ce1">
            <text:p>Máquinas e equipamentos, inclusive manutenção e reparos</text:p>
          </table:table-cell>
          <table:table-cell office:value-type="float" office:value="474992.305808177" table:style-name="ce1">
            <text:p>474992.305808177</text:p>
          </table:table-cell>
          <table:table-cell office:value-type="float" office:value="7797899.51807613" table:style-name="ce1">
            <text:p>7797899.51807613</text:p>
          </table:table-cell>
          <table:table-cell office:value-type="float" office:value="155625.942620982" table:style-name="ce1">
            <text:p>155625.942620982</text:p>
          </table:table-cell>
          <table:table-cell office:value-type="float" office:value="2554894.99119252" table:style-name="ce1">
            <text:p>2554894.99119252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Máquinas, aparelhos e materiais elétricos" table:style-name="ce1">
            <text:p>Máquinas, aparelhos e materiais elétricos</text:p>
          </table:table-cell>
          <table:table-cell office:value-type="float" office:value="8356830.7590312" table:style-name="ce1">
            <text:p>8356830.7590312</text:p>
          </table:table-cell>
          <table:table-cell office:value-type="float" office:value="22892478.9511712" table:style-name="ce1">
            <text:p>22892478.9511712</text:p>
          </table:table-cell>
          <table:table-cell office:value-type="float" office:value="10499186.3158468" table:style-name="ce1">
            <text:p>10499186.3158468</text:p>
          </table:table-cell>
          <table:table-cell office:value-type="float" office:value="28761190.5362808" table:style-name="ce1">
            <text:p>28761190.5362808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Material eletrônico e equipamentos de comunicações" table:style-name="ce1">
            <text:p>Material eletrônico e equipamentos de comunicações</text:p>
          </table:table-cell>
          <table:table-cell office:value-type="float" office:value="14484849.1393158" table:style-name="ce1">
            <text:p>14484849.1393158</text:p>
          </table:table-cell>
          <table:table-cell office:value-type="float" office:value="101015283.789395" table:style-name="ce1">
            <text:p>101015283.789395</text:p>
          </table:table-cell>
          <table:table-cell office:value-type="float" office:value="11024824.1816835" table:style-name="ce1">
            <text:p>11024824.1816835</text:p>
          </table:table-cell>
          <table:table-cell office:value-type="float" office:value="76885560.4038102" table:style-name="ce1">
            <text:p>76885560.4038102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Móveis e produtos das indústrias diversas" table:style-name="ce1">
            <text:p>Móveis e produtos das indústrias diversas</text:p>
          </table:table-cell>
          <table:table-cell office:value-type="float" office:value="20495792.7402347" table:style-name="ce1">
            <text:p>20495792.7402347</text:p>
          </table:table-cell>
          <table:table-cell office:value-type="float" office:value="244878804.270689" table:style-name="ce1">
            <text:p>244878804.270689</text:p>
          </table:table-cell>
          <table:table-cell office:value-type="float" office:value="20215926.7526414" table:style-name="ce1">
            <text:p>20215926.7526414</text:p>
          </table:table-cell>
          <table:table-cell office:value-type="float" office:value="241535032.733452" table:style-name="ce1">
            <text:p>241535032.733452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Óleo diesel" table:style-name="ce1">
            <text:p>Óleo diesel</text:p>
          </table:table-cell>
          <table:table-cell office:value-type="float" office:value="5394972.92764333" table:style-name="ce1">
            <text:p>5394972.92764333</text:p>
          </table:table-cell>
          <table:table-cell office:value-type="float" office:value="90474581.4285734" table:style-name="ce1">
            <text:p>90474581.4285734</text:p>
          </table:table-cell>
          <table:table-cell office:value-type="float" office:value="2846080.88017754" table:style-name="ce1">
            <text:p>2846080.88017754</text:p>
          </table:table-cell>
          <table:table-cell office:value-type="float" office:value="47729243.4641393" table:style-name="ce1">
            <text:p>47729243.4641393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Outros equipamentos de transporte" table:style-name="ce1">
            <text:p>Outros equipamentos de transporte</text:p>
          </table:table-cell>
          <table:table-cell office:value-type="float" office:value="76966059.4358725" table:style-name="ce1">
            <text:p>76966059.4358725</text:p>
          </table:table-cell>
          <table:table-cell office:value-type="float" office:value="133396150.023643" table:style-name="ce1">
            <text:p>133396150.023643</text:p>
          </table:table-cell>
          <table:table-cell office:value-type="float" office:value="117615893.587837" table:style-name="ce1">
            <text:p>117615893.587837</text:p>
          </table:table-cell>
          <table:table-cell office:value-type="float" office:value="203849690.385673" table:style-name="ce1">
            <text:p>203849690.385673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Outros produtos de minerais não-metálicos" table:style-name="ce1">
            <text:p>Outros produtos de minerais não-metálicos</text:p>
          </table:table-cell>
          <table:table-cell office:value-type="float" office:value="362527.651475321" table:style-name="ce1">
            <text:p>362527.651475321</text:p>
          </table:table-cell>
          <table:table-cell office:value-type="float" office:value="8991599.41810016" table:style-name="ce1">
            <text:p>8991599.41810016</text:p>
          </table:table-cell>
          <table:table-cell office:value-type="float" office:value="579040.402356573" table:style-name="ce1">
            <text:p>579040.402356573</text:p>
          </table:table-cell>
          <table:table-cell office:value-type="float" office:value="14361661.3069314" table:style-name="ce1">
            <text:p>14361661.3069314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Outros produtos do refino de petróleo e coque" table:style-name="ce1">
            <text:p>Outros produtos do refino de petróleo e coque</text:p>
          </table:table-cell>
          <table:table-cell office:value-type="float" office:value="3209454.13688857" table:style-name="ce1">
            <text:p>3209454.13688857</text:p>
          </table:table-cell>
          <table:table-cell office:value-type="float" office:value="53823072.6166109" table:style-name="ce1">
            <text:p>53823072.6166109</text:p>
          </table:table-cell>
          <table:table-cell office:value-type="float" office:value="1360433.57577908" table:style-name="ce1">
            <text:p>1360433.57577908</text:p>
          </table:table-cell>
          <table:table-cell office:value-type="float" office:value="22814694.3424528" table:style-name="ce1">
            <text:p>22814694.3424528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Papel e papelão, embalagens e artefatos" table:style-name="ce1">
            <text:p>Papel e papelão, embalagens e artefatos</text:p>
          </table:table-cell>
          <table:table-cell office:value-type="float" office:value="1472668.63815542" table:style-name="ce1">
            <text:p>1472668.63815542</text:p>
          </table:table-cell>
          <table:table-cell office:value-type="float" office:value="119462331.274493" table:style-name="ce1">
            <text:p>119462331.274493</text:p>
          </table:table-cell>
          <table:table-cell office:value-type="float" office:value="2061542.29410756" table:style-name="ce1">
            <text:p>2061542.29410756</text:p>
          </table:table-cell>
          <table:table-cell office:value-type="float" office:value="167231542.856463" table:style-name="ce1">
            <text:p>167231542.856463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Perfumaria, sabões e artigos de limpeza" table:style-name="ce1">
            <text:p>Perfumaria, sabões e artigos de limpeza</text:p>
          </table:table-cell>
          <table:table-cell office:value-type="float" office:value="26488772.4364454" table:style-name="ce1">
            <text:p>26488772.4364454</text:p>
          </table:table-cell>
          <table:table-cell office:value-type="float" office:value="749001479.837065" table:style-name="ce1">
            <text:p>749001479.837065</text:p>
          </table:table-cell>
          <table:table-cell office:value-type="float" office:value="35115585.4675106" table:style-name="ce1">
            <text:p>35115585.4675106</text:p>
          </table:table-cell>
          <table:table-cell office:value-type="float" office:value="992934857.348181" table:style-name="ce1">
            <text:p>992934857.348181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Pescado industrializado" table:style-name="ce1">
            <text:p>Pescado industrializado</text:p>
          </table:table-cell>
          <table:table-cell office:value-type="float" office:value="1758705.21883558" table:style-name="ce1">
            <text:p>1758705.21883558</text:p>
          </table:table-cell>
          <table:table-cell office:value-type="float" office:value="32482619.7273967" table:style-name="ce1">
            <text:p>32482619.7273967</text:p>
          </table:table-cell>
          <table:table-cell office:value-type="float" office:value="1716868.34744987" table:style-name="ce1">
            <text:p>1716868.34744987</text:p>
          </table:table-cell>
          <table:table-cell office:value-type="float" office:value="31709908.5480293" table:style-name="ce1">
            <text:p>31709908.5480293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Preparação do couro e fabricação de artefatos - exclusive calçados" table:style-name="ce1">
            <text:p>Preparação do couro e fabricação de artefatos - exclusive calçados</text:p>
          </table:table-cell>
          <table:table-cell office:value-type="float" office:value="1761783.95867304" table:style-name="ce1">
            <text:p>1761783.95867304</text:p>
          </table:table-cell>
          <table:table-cell office:value-type="float" office:value="60304174.459995" table:style-name="ce1">
            <text:p>60304174.459995</text:p>
          </table:table-cell>
          <table:table-cell office:value-type="float" office:value="1268120.92630621" table:style-name="ce1">
            <text:p>1268120.92630621</text:p>
          </table:table-cell>
          <table:table-cell office:value-type="float" office:value="43406562.5355897" table:style-name="ce1">
            <text:p>43406562.5355897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Produtos de madeira - exclusive móveis" table:style-name="ce1">
            <text:p>Produtos de madeira - exclusive móveis</text:p>
          </table:table-cell>
          <table:table-cell office:value-type="float" office:value="36882.2019099479" table:style-name="ce1">
            <text:p>36882.2019099479</text:p>
          </table:table-cell>
          <table:table-cell office:value-type="float" office:value="1544092.35366179" table:style-name="ce1">
            <text:p>1544092.35366179</text:p>
          </table:table-cell>
          <table:table-cell office:value-type="float" office:value="38674.3716992033" table:style-name="ce1">
            <text:p>38674.3716992033</text:p>
          </table:table-cell>
          <table:table-cell office:value-type="float" office:value="1619122.46370807" table:style-name="ce1">
            <text:p>1619122.46370807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Produtos de metal - exclusive máquinas e equipamento" table:style-name="ce1">
            <text:p>Produtos de metal - exclusive máquinas e equipamento</text:p>
          </table:table-cell>
          <table:table-cell office:value-type="float" office:value="1026106.00308636" table:style-name="ce1">
            <text:p>1026106.00308636</text:p>
          </table:table-cell>
          <table:table-cell office:value-type="float" office:value="36668095.9087973" table:style-name="ce1">
            <text:p>36668095.9087973</text:p>
          </table:table-cell>
          <table:table-cell office:value-type="float" office:value="1780206.03333254" table:style-name="ce1">
            <text:p>1780206.03333254</text:p>
          </table:table-cell>
          <table:table-cell office:value-type="float" office:value="63616005.9207479" table:style-name="ce1">
            <text:p>63616005.9207479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Produtos e preparados químicos diversos" table:style-name="ce1">
            <text:p>Produtos e preparados químicos diversos</text:p>
          </table:table-cell>
          <table:table-cell office:value-type="float" office:value="819472.239827118" table:style-name="ce1">
            <text:p>819472.239827118</text:p>
          </table:table-cell>
          <table:table-cell office:value-type="float" office:value="23171550.2025835" table:style-name="ce1">
            <text:p>23171550.2025835</text:p>
          </table:table-cell>
          <table:table-cell office:value-type="float" office:value="471249.516438891" table:style-name="ce1">
            <text:p>471249.516438891</text:p>
          </table:table-cell>
          <table:table-cell office:value-type="float" office:value="13325139.3975355" table:style-name="ce1">
            <text:p>13325139.3975355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Produtos farmacêuticos" table:style-name="ce1">
            <text:p>Produtos farmacêuticos</text:p>
          </table:table-cell>
          <table:table-cell office:value-type="float" office:value="366839918.44214" table:style-name="ce1">
            <text:p>366839918.44214</text:p>
          </table:table-cell>
          <table:table-cell office:value-type="float" office:value="1261229342.71652" table:style-name="ce1">
            <text:p>1261229342.71652</text:p>
          </table:table-cell>
          <table:table-cell office:value-type="float" office:value="580057226.496453" table:style-name="ce1">
            <text:p>580057226.496453</text:p>
          </table:table-cell>
          <table:table-cell office:value-type="float" office:value="1994290036.97012" table:style-name="ce1">
            <text:p>1994290036.97012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Produtos químicos inorgânicos" table:style-name="ce1">
            <text:p>Produtos químicos inorgânicos</text:p>
          </table:table-cell>
          <table:table-cell office:value-type="float" office:value="154801.588225493" table:style-name="ce1">
            <text:p>154801.588225493</text:p>
          </table:table-cell>
          <table:table-cell office:value-type="float" office:value="4377198.63916733" table:style-name="ce1">
            <text:p>4377198.63916733</text:p>
          </table:table-cell>
          <table:table-cell office:value-type="float" office:value="130476.324378332" table:style-name="ce1">
            <text:p>130476.324378332</text:p>
          </table:table-cell>
          <table:table-cell office:value-type="float" office:value="3689372.93253389" table:style-name="ce1">
            <text:p>3689372.93253389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Produtos químicos orgânicos" table:style-name="ce1">
            <text:p>Produtos químicos orgânicos</text:p>
          </table:table-cell>
          <table:table-cell office:value-type="float" office:value="165364.880686837" table:style-name="ce1">
            <text:p>165364.880686837</text:p>
          </table:table-cell>
          <table:table-cell office:value-type="float" office:value="4675888.2709531" table:style-name="ce1">
            <text:p>4675888.2709531</text:p>
          </table:table-cell>
          <table:table-cell office:value-type="float" office:value="204267.350708871" table:style-name="ce1">
            <text:p>204267.350708871</text:p>
          </table:table-cell>
          <table:table-cell office:value-type="float" office:value="5775901.78368688" table:style-name="ce1">
            <text:p>5775901.78368688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Saúde mercantil" table:style-name="ce1">
            <text:p>Saúde mercantil</text:p>
          </table:table-cell>
          <table:table-cell office:value-type="float" office:value="748196.373960695" table:style-name="ce1">
            <text:p>748196.373960695</text:p>
          </table:table-cell>
          <table:table-cell office:value-type="float" office:value="2220328969.96857" table:style-name="ce1">
            <text:p>2220328969.96857</text:p>
          </table:table-cell>
          <table:table-cell office:value-type="float" office:value="887734.041505479" table:style-name="ce1">
            <text:p>887734.041505479</text:p>
          </table:table-cell>
          <table:table-cell office:value-type="float" office:value="2634417485.27565" table:style-name="ce1">
            <text:p>2634417485.27565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Serviços associativos" table:style-name="ce1">
            <text:p>Serviços associativos</text:p>
          </table:table-cell>
          <table:table-cell office:value-type="float" office:value="707618.443458741" table:style-name="ce1">
            <text:p>707618.443458741</text:p>
          </table:table-cell>
          <table:table-cell office:value-type="float" office:value="75951813.2734688" table:style-name="ce1">
            <text:p>75951813.2734688</text:p>
          </table:table-cell>
          <table:table-cell office:value-type="float" office:value="417674.629127443" table:style-name="ce1">
            <text:p>417674.629127443</text:p>
          </table:table-cell>
          <table:table-cell office:value-type="float" office:value="44830862.9230953" table:style-name="ce1">
            <text:p>44830862.9230953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Serviços de alojamento e alimentação" table:style-name="ce1">
            <text:p>Serviços de alojamento e alimentação</text:p>
          </table:table-cell>
          <table:table-cell office:value-type="float" office:value="45437035.2597182" table:style-name="ce1">
            <text:p>45437035.2597182</text:p>
          </table:table-cell>
          <table:table-cell office:value-type="float" office:value="2138613011.36447" table:style-name="ce1">
            <text:p>2138613011.36447</text:p>
          </table:table-cell>
          <table:table-cell office:value-type="float" office:value="36284572.0313901" table:style-name="ce1">
            <text:p>36284572.0313901</text:p>
          </table:table-cell>
          <table:table-cell office:value-type="float" office:value="1707828369.84341" table:style-name="ce1">
            <text:p>1707828369.84341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Serviços de informação" table:style-name="ce1">
            <text:p>Serviços de informação</text:p>
          </table:table-cell>
          <table:table-cell office:value-type="float" office:value="2201967.59370502" table:style-name="ce1">
            <text:p>2201967.59370502</text:p>
          </table:table-cell>
          <table:table-cell office:value-type="float" office:value="472942737.977593" table:style-name="ce1">
            <text:p>472942737.977593</text:p>
          </table:table-cell>
          <table:table-cell office:value-type="float" office:value="649311.389929541" table:style-name="ce1">
            <text:p>649311.389929541</text:p>
          </table:table-cell>
          <table:table-cell office:value-type="float" office:value="261444738.221479" table:style-name="ce1">
            <text:p>261444738.221479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Serviços de manutenção e reparação" table:style-name="ce1">
            <text:p>Serviços de manutenção e reparação</text:p>
          </table:table-cell>
          <table:table-cell office:value-type="float" office:value="623397442.22921" table:style-name="ce1">
            <text:p>623397442.22921</text:p>
          </table:table-cell>
          <table:table-cell office:value-type="float" office:value="5.57182910049605e-08" table:style-name="ce1">
            <text:p>5.57182910049605e-08</text:p>
          </table:table-cell>
          <table:table-cell office:value-type="float" office:value="374678761.809305" table:style-name="ce1">
            <text:p>374678761.809305</text:p>
          </table:table-cell>
          <table:table-cell office:value-type="float" office:value="3.34882033028832e-08" table:style-name="ce1">
            <text:p>3.34882033028832e-08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Serviços imobiliários e aluguel" table:style-name="ce1">
            <text:p>Serviços imobiliários e aluguel</text:p>
          </table:table-cell>
          <table:table-cell office:value-type="float" office:value="1442437.57989975" table:style-name="ce1">
            <text:p>1442437.57989975</text:p>
          </table:table-cell>
          <table:table-cell office:value-type="float" office:value="915273367.986382" table:style-name="ce1">
            <text:p>915273367.986382</text:p>
          </table:table-cell>
          <table:table-cell office:value-type="float" office:value="1249014.65473811" table:style-name="ce1">
            <text:p>1249014.65473811</text:p>
          </table:table-cell>
          <table:table-cell office:value-type="float" office:value="792540256.602261" table:style-name="ce1">
            <text:p>792540256.602261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Serviços prestados às empresas" table:style-name="ce1">
            <text:p>Serviços prestados às empresas</text:p>
          </table:table-cell>
          <table:table-cell office:value-type="float" office:value="19731011.6943787" table:style-name="ce1">
            <text:p>19731011.6943787</text:p>
          </table:table-cell>
          <table:table-cell office:value-type="float" office:value="407043551.616978" table:style-name="ce1">
            <text:p>407043551.616978</text:p>
          </table:table-cell>
          <table:table-cell office:value-type="float" office:value="7047206.78750743" table:style-name="ce1">
            <text:p>7047206.78750743</text:p>
          </table:table-cell>
          <table:table-cell office:value-type="float" office:value="155395230.999759" table:style-name="ce1">
            <text:p>155395230.999759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Serviços prestados às famílias" table:style-name="ce1">
            <text:p>Serviços prestados às famílias</text:p>
          </table:table-cell>
          <table:table-cell office:value-type="float" office:value="14786666.7844981" table:style-name="ce1">
            <text:p>14786666.7844981</text:p>
          </table:table-cell>
          <table:table-cell office:value-type="float" office:value="1587118262.58198" table:style-name="ce1">
            <text:p>1587118262.58198</text:p>
          </table:table-cell>
          <table:table-cell office:value-type="float" office:value="7567073.53856595" table:style-name="ce1">
            <text:p>7567073.53856595</text:p>
          </table:table-cell>
          <table:table-cell office:value-type="float" office:value="812207428.651171" table:style-name="ce1">
            <text:p>812207428.651171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Tecelagem" table:style-name="ce1">
            <text:p>Tecelagem</text:p>
          </table:table-cell>
          <table:table-cell office:value-type="float" office:value="571526.028838648" table:style-name="ce1">
            <text:p>571526.028838648</text:p>
          </table:table-cell>
          <table:table-cell office:value-type="float" office:value="19562787.5834861" table:style-name="ce1">
            <text:p>19562787.5834861</text:p>
          </table:table-cell>
          <table:table-cell office:value-type="float" office:value="747853.871928333" table:style-name="ce1">
            <text:p>747853.871928333</text:p>
          </table:table-cell>
          <table:table-cell office:value-type="float" office:value="25598320.4645119" table:style-name="ce1">
            <text:p>25598320.4645119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Tintas, vernizes, esmaltes e lacas" table:style-name="ce1">
            <text:p>Tintas, vernizes, esmaltes e lacas</text:p>
          </table:table-cell>
          <table:table-cell office:value-type="float" office:value="86606.6285231754" table:style-name="ce1">
            <text:p>86606.6285231754</text:p>
          </table:table-cell>
          <table:table-cell office:value-type="float" office:value="2448905.21382961" table:style-name="ce1">
            <text:p>2448905.21382961</text:p>
          </table:table-cell>
          <table:table-cell office:value-type="float" office:value="35027.7630764685" table:style-name="ce1">
            <text:p>35027.7630764685</text:p>
          </table:table-cell>
          <table:table-cell office:value-type="float" office:value="990451.575006155" table:style-name="ce1">
            <text:p>990451.575006155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Transporte de carga" table:style-name="ce1">
            <text:p>Transporte de carga</text:p>
          </table:table-cell>
          <table:table-cell office:value-type="float" office:value="527749.330818181" table:style-name="ce1">
            <text:p>527749.330818181</text:p>
          </table:table-cell>
          <table:table-cell office:value-type="float" office:value="134343285.976858" table:style-name="ce1">
            <text:p>134343285.976858</text:p>
          </table:table-cell>
          <table:table-cell office:value-type="float" office:value="196441.699895349" table:style-name="ce1">
            <text:p>196441.699895349</text:p>
          </table:table-cell>
          <table:table-cell office:value-type="float" office:value="50005981.8662525" table:style-name="ce1">
            <text:p>50005981.8662525</text:p>
          </table:table-cell>
        </table:table-row>
        <table:table-row>
          <table:table-cell office:value-type="float" office:value="2003" table:style-name="ce1">
            <text:p>2003</text:p>
          </table:table-cell>
          <table:table-cell office:value-type="string" office:value="Transporte de passageiro" table:style-name="ce1">
            <text:p>Transporte de passageiro</text:p>
          </table:table-cell>
          <table:table-cell office:value-type="float" office:value="5556675.93189725" table:style-name="ce1">
            <text:p>5556675.93189725</text:p>
          </table:table-cell>
          <table:table-cell office:value-type="float" office:value="1088233104.76582" table:style-name="ce1">
            <text:p>1088233104.76582</text:p>
          </table:table-cell>
          <table:table-cell office:value-type="float" office:value="6497364.5497937" table:style-name="ce1">
            <text:p>6497364.5497937</text:p>
          </table:table-cell>
          <table:table-cell office:value-type="float" office:value="1633730210.85823" table:style-name="ce1">
            <text:p>1633730210.85823</text:p>
          </table:table-cell>
        </table:table-row>
        <table:table-row>
          <table:table-cell office:value-type="float" office:value="2009" table:style-name="ce1">
            <text:p>2009</text:p>
          </table:table-cell>
          <table:table-cell office:value-type="string" office:value="NA" table:style-name="ce1">
            <text:p>NA</text:p>
          </table:table-cell>
          <table:table-cell office:value-type="float" office:value="4475881198.64536" table:style-name="ce1">
            <text:p>4475881198.64536</text:p>
          </table:table-cell>
          <table:table-cell office:value-type="float" office:value="34009658997.2371" table:style-name="ce1">
            <text:p>34009658997.2371</text:p>
          </table:table-cell>
          <table:table-cell office:value-type="float" office:value="2704096814.402" table:style-name="ce1">
            <text:p>2704096814.402</text:p>
          </table:table-cell>
          <table:table-cell office:value-type="float" office:value="27149610469.208" table:style-name="ce1">
            <text:p>27149610469.208</text:p>
          </table:table-cell>
        </table:table-row>
        <table:table-row>
          <table:table-cell office:value-type="float" office:value="2018" table:style-name="ce1">
            <text:p>2018</text:p>
          </table:table-cell>
          <table:table-cell office:value-type="string" office:value="NA" table:style-name="ce1">
            <text:p>NA</text:p>
          </table:table-cell>
          <table:table-cell office:value-type="float" office:value="37357462490349.1" table:style-name="ce1">
            <text:p>37357462490349.1</text:p>
          </table:table-cell>
          <table:table-cell office:value-type="float" office:value="331174177243271" table:style-name="ce1">
            <text:p>331174177243271</text:p>
          </table:table-cell>
          <table:table-cell office:value-type="float" office:value="23987028662444.3" table:style-name="ce1">
            <text:p>23987028662444.3</text:p>
          </table:table-cell>
          <table:table-cell office:value-type="float" office:value="175915568958880" table:style-name="ce1">
            <text:p>17591556895888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